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A000000190B2648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79abff" style:font-name="Consolas" fo:font-size="10pt" fo:background-color="#2f2f2f"/>
    </style:style>
    <style:style style:name="T2" style:family="text">
      <style:text-properties fo:color="#e6e6fa" style:font-name="Consolas" fo:font-size="10pt" fo:background-color="#2f2f2f"/>
    </style:style>
    <style:style style:name="T3" style:family="text">
      <style:text-properties fo:color="#a7ec21" style:font-name="Consolas" fo:font-size="10pt" fo:background-color="#2f2f2f"/>
    </style:style>
    <style:style style:name="T4" style:family="text">
      <style:text-properties fo:color="#f9faf4" style:font-name="Consolas" fo:font-size="10pt" fo:background-color="#2f2f2f"/>
    </style:style>
    <style:style style:name="T5" style:family="text">
      <style:text-properties fo:color="#80f6a7" style:font-name="Consolas" fo:font-size="10pt" fo:background-color="#2f2f2f"/>
    </style:style>
    <style:style style:name="T6" style:family="text">
      <style:text-properties fo:color="#f3ec79" style:font-name="Consolas" fo:font-size="10pt" fo:background-color="#2f2f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As7TEjqJ3Ao&amp;list=PLZPZq0r_RZOM-8vJA3NQFZB7JroDcMwev&amp;index=3" text:style-name="Internet_20_link" text:visited-style-name="Visited_20_Internet_20_Link">https://www.youtube.com/watch?v=As7TEjqJ3Ao&amp;list=PLZPZq0r_RZOM-8vJA3NQFZB7JroDcMwev&amp;index=3</text:a> </text:p>
      <text:p text:style-name="Standard"/>
      <text:p text:style-name="Standard">Might end up having to edit lesson one project/ well make a new project</text:p>
      <text:p text:style-name="Standard"/>
      <text:p text:style-name="Standard">think of stage like the stage of a theatre (i assume like react routes)</text:p>
      <text:p text:style-name="Standard"/>
      <text:p text:style-name="Standard">the stage is a top level container think of it as the wondow for your application</text:p>
      <text:p text:style-name="Standard"/>
      <text:p text:style-name="Standard">next layer is a scene, we add a scene to the stage a scene is a drawing surface for graphical content</text:p>
      <text:p text:style-name="Standard"/>
      <text:p text:style-name="Standard">next is scene graph, this is a hierarchical chain of nodes. Uses tree data structure to arange nodes (components)</text:p>
      <text:p text:style-name="Standard"/>
      <text:p text:style-name="Standard">at least need a root node to add a scene</text:p>
      <text:p text:style-name="Standard"/>
      <text:p text:style-name="Standard">main class will extent application class, this class has lots of logic of fx apps</text:p>
      <text:p text:style-name="Standard">main class needs to inherit and override (@override) start method</text:p>
      <text:p text:style-name="Standard"/>
      <text:p text:style-name="Standard">calling of start method is done behind the scenes, we call the launch method and this will call start, need to feed class args into launch params. Since launch is a static method could write Application.launch (since method comes from the fx application class)</text:p>
      <text:p text:style-name="Standard"/>
      <text:p text:style-name="Standard">start method comes with a default stage set up in the arguments (usually called primaryStage) in order to create a new stage just need to declare new instance of stage </text:p>
      <text:p text:style-name="Standard"><draw:frame draw:style-name="fr1" draw:name="graphics1" text:anchor-type="paragraph" svg:width="7.038cm" svg:height="0.661cm" draw:z-index="0"><draw:image xlink:href="Pictures/100000000000010A000000190B2648E2.png" xlink:type="simple" xlink:show="embed" xlink:actuate="onLoad"/></draw:frame> </text:p>
      <text:p text:style-name="Standard">use stage (or whatever stage is called) .show to show the stage. Make sure you have this at the end of your start method </text:p>
      <text:p text:style-name="Standard"/>
      <text:p text:style-name="Standard">this will be odd looking need to add scene next, just make new instance of scene</text:p>
      <text:p text:style-name="Standard">in order to make a new instance of scene we need to pass a root node as an argument in scene</text:p>
      <text:p text:style-name="Standard">there are various types of root nodes. Think of root nodes as layout managers</text:p>
      <text:p text:style-name="Standard">a Group node is a basic type of root node, it is just a grouping of nodes, typically the first one is named root</text:p>
      <text:p text:style-name="Standard"/>
      <text:p text:style-name="Standard">once we have a scene the scene will resize automatically when the desktop app is resized, there will be no more black spaces</text:p>
      <text:p text:style-name="Standard"/>
      <text:p text:style-name="Standard">the second argument of the scene can be a background color </text:p>
      <text:p text:style-name="Standard"/>
      <text:p text:style-name="Standard">stage.setTitle will set the text that shows in the top bit of the window</text:p>
      <text:p text:style-name="Standard"/>
      <text:p text:style-name="Standard">fx will look for images in your src folder, put window icon you want here.</text:p>
      <text:p text:style-name="Standard">If image isn't directly in src folder just need to write file path to access it</text:p>
      <text:p text:style-name="Standard">to access a new image just need to make new instance of Image and pass file path into argument (or just file name if directly in src)</text:p>
      <text:p text:style-name="Standard"/>
      <text:p text:style-name="Standard">then to add image as window icon just need to write <text:span text:style-name="T1">stage</text:span><text:span text:style-name="T2">.</text:span><text:span text:style-name="T3">getIcons</text:span><text:span text:style-name="T4">()</text:span><text:span text:style-name="T2">.</text:span><text:span text:style-name="T5">add</text:span><text:span text:style-name="T4">(</text:span><text:span text:style-name="T6">icon</text:span><text:span text:style-name="T4">)</text:span><text:span text:style-name="T2">;</text:span></text:p>
      <text:p text:style-name="Standard">stage.setHeigh &amp; width will set default size of window to disable resizing just need to write stage.setResizable(false)</text:p>
      <text:p text:style-name="Standard">setx and sety will determine default for where window will appear on screen</text:p>
      <text:p text:style-name="Standard"><text:soft-page-break/>setFullscrene(true) has predictable effect</text:p>
      <text:p text:style-name="Standard">to change fullscreen exit hint message use .setFullScreenExitHint and pass string</text:p>
      <text:p text:style-name="Standard">setfullscreenExitHintCombination can be used to change key to exit full screen</text:p>
      <text:p text:style-name="Standard"/>
      <text:p text:style-name="Standard">finished stages, up to scenes+drawing </text:p>
      <text:p text:style-name="Standard">https://www.youtube.com/watch?v=7nlU3_kEjTE&amp;list=PLZPZq0r_RZOM-8vJA3NQFZB7JroDcMwev&amp;index=4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9M19S</meta:editing-duration>
    <meta:editing-cycles>23</meta:editing-cycles>
    <meta:generator>OpenOffice/4.1.11$Win32 OpenOffice.org_project/4111m1$Build-9808</meta:generator>
    <dc:date>2024-04-01T17:01:24.10</dc:date>
    <dc:creator>Jack Badawy</dc:creator>
    <meta:document-statistic meta:table-count="0" meta:image-count="1" meta:object-count="0" meta:page-count="2" meta:paragraph-count="31" meta:word-count="473" meta:character-count="2770"/>
    <meta:user-defined meta:name="Info 1"/>
    <meta:user-defined meta:name="Info 2"/>
    <meta:user-defined meta:name="Info 3"/>
    <meta:user-defined meta:name="Info 4"/>
  </office:meta>
</office:document-meta>
</file>